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5965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1866in"/>
    </style:style>
    <style:style style:name="co9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_sample_1" table:style-name="ta1">
        <table:shapes>
          <draw:frame draw:z-index="0" draw:style-name="gr1" draw:text-style-name="P1" svg:width="6.2949in" svg:height="3.5386in" svg:x="7.589in" svg:y="0.7366in">
            <draw:object draw:notify-on-update-of-ranges="z_sample_1.D1:z_sample_1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1150" calcext:value-type="float">
            <text:p>-31150</text:p>
          </table:table-cell>
          <table:table-cell table:formula="of:=[.O1]+31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1100" calcext:value-type="float">
            <text:p>-31100</text:p>
          </table:table-cell>
          <table:table-cell table:formula="of:=[.O2]+311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1050" calcext:value-type="float">
            <text:p>-31050</text:p>
          </table:table-cell>
          <table:table-cell table:formula="of:=[.O3]+3115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1000" calcext:value-type="float">
            <text:p>-31000</text:p>
          </table:table-cell>
          <table:table-cell table:formula="of:=[.O4]+3115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9" calcext:value-type="float">
            <text:p>32750.9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950" calcext:value-type="float">
            <text:p>-30950</text:p>
          </table:table-cell>
          <table:table-cell table:formula="of:=[.O5]+31150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900" calcext:value-type="float">
            <text:p>-30900</text:p>
          </table:table-cell>
          <table:table-cell table:formula="of:=[.O6]+31150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850" calcext:value-type="float">
            <text:p>-30850</text:p>
          </table:table-cell>
          <table:table-cell table:formula="of:=[.O7]+3115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6" calcext:value-type="float">
            <text:p>32750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800" calcext:value-type="float">
            <text:p>-30800</text:p>
          </table:table-cell>
          <table:table-cell table:formula="of:=[.O8]+3115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7" calcext:value-type="float">
            <text:p>32750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750" calcext:value-type="float">
            <text:p>-30750</text:p>
          </table:table-cell>
          <table:table-cell table:formula="of:=[.O9]+3115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5" calcext:value-type="float">
            <text:p>32750.5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700" calcext:value-type="float">
            <text:p>-30700</text:p>
          </table:table-cell>
          <table:table-cell table:formula="of:=[.O10]+31150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650" calcext:value-type="float">
            <text:p>-30650</text:p>
          </table:table-cell>
          <table:table-cell table:formula="of:=[.O11]+3115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3" calcext:value-type="float">
            <text:p>32751.3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600" calcext:value-type="float">
            <text:p>-30600</text:p>
          </table:table-cell>
          <table:table-cell table:formula="of:=[.O12]+31150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7" calcext:value-type="float">
            <text:p>32750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550" calcext:value-type="float">
            <text:p>-30550</text:p>
          </table:table-cell>
          <table:table-cell table:formula="of:=[.O13]+3115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500" calcext:value-type="float">
            <text:p>-30500</text:p>
          </table:table-cell>
          <table:table-cell table:formula="of:=[.O14]+3115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6" calcext:value-type="float">
            <text:p>32750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450" calcext:value-type="float">
            <text:p>-30450</text:p>
          </table:table-cell>
          <table:table-cell table:formula="of:=[.O15]+3115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400" calcext:value-type="float">
            <text:p>-30400</text:p>
          </table:table-cell>
          <table:table-cell table:formula="of:=[.O16]+31150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5" calcext:value-type="float">
            <text:p>32750.5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350" calcext:value-type="float">
            <text:p>-30350</text:p>
          </table:table-cell>
          <table:table-cell table:formula="of:=[.O17]+31150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7" calcext:value-type="float">
            <text:p>32750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300" calcext:value-type="float">
            <text:p>-30300</text:p>
          </table:table-cell>
          <table:table-cell table:formula="of:=[.O18]+31150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6" calcext:value-type="float">
            <text:p>32750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250" calcext:value-type="float">
            <text:p>-30250</text:p>
          </table:table-cell>
          <table:table-cell table:formula="of:=[.O19]+31150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200" calcext:value-type="float">
            <text:p>-30200</text:p>
          </table:table-cell>
          <table:table-cell table:formula="of:=[.O20]+31150"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3" calcext:value-type="float">
            <text:p>32751.3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150" calcext:value-type="float">
            <text:p>-30150</text:p>
          </table:table-cell>
          <table:table-cell table:formula="of:=[.O21]+31150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7" calcext:value-type="float">
            <text:p>32750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100" calcext:value-type="float">
            <text:p>-30100</text:p>
          </table:table-cell>
          <table:table-cell table:formula="of:=[.O22]+31150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050" calcext:value-type="float">
            <text:p>-30050</text:p>
          </table:table-cell>
          <table:table-cell table:formula="of:=[.O23]+31150" office:value-type="float" office:value="1100" calcext:value-type="float">
            <text:p>110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12:22:04.126947122</dc:date>
    <meta:editing-duration>PT6M49S</meta:editing-duration>
    <meta:editing-cycles>1</meta:editing-cycles>
    <meta:document-statistic meta:table-count="2" meta:cell-count="3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line" chart:style-name="ch1">
        <chart:legend chart:legend-position="end" svg:x="13.08cm" svg:y="4.192cm" style:legend-expansion="high" chart:style-name="ch2"/>
        <chart:plot-area chart:style-name="ch3" table:cell-range-address="z_sample_1.D1:z_sample_1.D23" svg:x="0.191cm" svg:y="0.2cm" svg:width="12.441cm" svg:height="8.63cm">
          <chart:coordinate-region svg:x="1.204cm" svg:y="0.402cm" svg:width="11.237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_sample_1.D1:z_sample_1.D23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z_sample_1.D1:z_sample_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